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8in"/>
    </style:style>
    <style:style style:name="co3" style:family="table-column">
      <style:table-column-properties fo:break-before="auto" style:column-width="2.0339in"/>
    </style:style>
    <style:style style:name="co4" style:family="table-column">
      <style:table-column-properties fo:break-before="auto" style:column-width="1.4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Default"/>
          <table:table-cell table:style-name="ce1" office:value-type="string">
            <text:p>OTTOBRE</text:p>
          </table:table-cell>
          <table:table-cell table:style-name="ce1" office:value-type="string">
            <text:p>NOVEMBRE</text:p>
          </table:table-cell>
          <table:table-cell table:style-name="ce1" office:value-type="string">
            <text:p>DICEMBR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MEETING – summary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Default"/>
          <table:table-cell table:style-name="ce4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Default" office:value-type="string">
            <text:p>anto portugal-beppe brx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Default" office:value-type="string">
            <text:p>anto portugal-beppe brx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Default" office:value-type="string">
            <text:p>anto portugal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anto portugal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anto portuga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table:style-name="Default" office:value-type="string">
            <text:p>anto portugal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3" office:value-type="string">
            <text:p>MEETING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Default" office:value-type="string">
            <text:p>beppe barc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eppe barc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beppe barc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3" office:value-type="string">
            <text:p>MEETING-web apps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style-name="ce3" office:value-type="string">
            <text:p>MEETING-hw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3" office:value-type="string">
            <text:p>MEETING-fond inf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style-name="ce3" office:value-type="string">
            <text:p>MEETING – 1 prova(IND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style-name="ce3" office:value-type="string">
            <text:p>MEETING – 2a prova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/>
          <table:table-cell table:style-name="ce3" office:value-type="string">
            <text:p>MEETING – disc 1 prova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table:style-name="ce4" office:value-type="string">
            <text:p>anto parigi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style-name="ce4" office:value-type="string">
            <text:p>anto parigi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style-name="ce4" office:value-type="string">
            <text:p>anto parigi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style-name="ce4" office:value-type="string">
            <text:p>anto parigi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/>
          <table:table-cell table:style-name="ce3" office:value-type="string">
            <text:p>MEETING – UML e o.s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style-name="ce2"/>
          <table:table-cell table:style-name="ce3" office:value-type="string">
            <text:p>MEETING – UML e reti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11/23/2009</text:date>, <text:time>16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9T15:16:26</meta:creation-date>
    <meta:generator>OpenOffice.org/3.1$Linux OpenOffice.org_project/310m19$Build-9420</meta:generator>
    <dc:date>2009-11-23T16:27:46</dc:date>
    <meta:editing-duration>PT00H26M34S</meta:editing-duration>
    <meta:editing-cycles>13</meta:editing-cycles>
    <dc:creator>antonio </dc:creator>
    <meta:document-statistic meta:table-count="3" meta:cell-count="57" meta:object-count="0"/>
  </office:meta>
</office:document-meta>
</file>